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ing_20_3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Team Steele QR Revision </text:h>
      <text:h text:style-name="P2" text:outline-level="3"/>
      <text:p text:style-name="Standard">So what's new? </text:p>
      <text:list xml:id="list410478916" text:style-name="L1">
        <text:list-item>
          <text:p text:style-name="P1">Everything added is in the 2006 Implementation </text:p>
        </text:list-item>
        <text:list-item>
          <text:p text:style-name="P1">New files include (without the M, I, or T prefixes): </text:p>
          <text:list>
            <text:list-item>
              <text:p text:style-name="P1">zlib.lisp </text:p>
            </text:list-item>
            <text:list-item>
              <text:p text:style-name="P1">pngQR.lisp </text:p>
            </text:list-item>
          </text:list>
        </text:list-item>
        <text:list-item>
          <text:p text:style-name="P1">Files reused from our previous project: </text:p>
          <text:list>
            <text:list-item>
              <text:p text:style-name="P1">pngUtils.lisp </text:p>
            </text:list-item>
            <text:list-item>
              <text:p text:style-name="P1">basicLex.lisp </text:p>
              <text:p text:style-name="P1"/>
            </text:list-item>
          </text:list>
        </text:list-item>
      </text:list>
      <text:p text:style-name="Standard">Usage instruction are basically the same as the original except there is now an extra flag that is passed to the encode function which when set to nil generates a BMP file otherwise a PNG file. </text:p>
      <text:p text:style-name="Standard"/>
      <text:p text:style-name="Standard">Usage: </text:p>
      <text:p text:style-name="Standard"><text:tab/>For BMP output: </text:p>
      <text:p text:style-name="Standard"><text:tab/><text:tab/><text:span text:style-name="T1">(encode “Team Steele” (EC:L) “output” nil) </text:span></text:p>
      <text:p text:style-name="Standard"/>
      <text:p text:style-name="Standard"><text:tab/>For PNG output: </text:p>
      <text:p text:style-name="Standard"><text:tab/><text:tab/><text:span text:style-name="T1">(encode “Team Steele” (EC:L) “output” 't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04T22:27:15</meta:creation-date>
    <dc:date>2011-05-04T22:30:27</dc:date>
    <meta:editing-duration>PT2M15S</meta:editing-duration>
    <meta:editing-cycles>2</meta:editing-cycles>
    <meta:generator>LibreOffice/3.3$Linux LibreOffice_project/330m19$Build-202</meta:generator>
    <meta:document-statistic meta:table-count="0" meta:image-count="0" meta:object-count="0" meta:page-count="1" meta:paragraph-count="15" meta:word-count="100" meta:character-count="558"/>
  </office:meta>
</office:document-meta>
</file>